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3847in" style:rel-column-width="13100*"/>
    </style:style>
    <style:style style:name="Table1.B" style:family="table-column">
      <style:table-column-properties style:column-width="0.5528in" style:rel-column-width="5229*"/>
    </style:style>
    <style:style style:name="Table1.C" style:family="table-column">
      <style:table-column-properties style:column-width="0.6875in" style:rel-column-width="6504*"/>
    </style:style>
    <style:style style:name="Table1.D" style:family="table-column">
      <style:table-column-properties style:column-width="0.6979in" style:rel-column-width="6602*"/>
    </style:style>
    <style:style style:name="Table1.E" style:family="table-column">
      <style:table-column-properties style:column-width="1.8021in" style:rel-column-width="170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  <text:p text:style-name="Table_20_Contents">plyr_input = {hit, shot};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5T19:21:51.61</dc:date>
    <meta:editing-duration>PT07H01M54S</meta:editing-duration>
    <meta:editing-cycles>29</meta:editing-cycles>
    <meta:generator>OpenOffice.org/3.2$Win32 OpenOffice.org_project/320m12$Build-9483</meta:generator>
    <dc:creator>Ashton Snelgrove</dc:creator>
    <meta:printed-by>Ashton Snelgrove</meta:printed-by>
    <meta:print-date>2010-12-05T19:21:42.61</meta:print-date>
    <meta:document-statistic meta:table-count="1" meta:image-count="0" meta:object-count="0" meta:page-count="2" meta:paragraph-count="92" meta:word-count="301" meta:character-count="1579"/>
  </office:meta>
</office:document-meta>
</file>